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Гайд как не обосраться или подключаемся к РФ работе с РФ ВПН.</text:span><text:span text:style-name="T2"/></text:p>
      <text:p text:style-name="P1"><text:span text:style-name="T3">Отказываемся от<text:s/></text:span><text:span text:style-name="T4">DHCP</text:span><text:span text:style-name="T5">.</text:span><text:span text:style-name="T6"/></text:p>
      <text:p text:style-name="P1"><text:span text:style-name="T6">1. заходим в<text:s/></text:span><text:span text:style-name="T7">cmd<text:s/></text:span><text:span text:style-name="T8">от имени администратора</text:span><text:span text:style-name="T9">. Нам нужно узнать основной сетевой адаптер, и какой адрес, шлюз и<text:s/></text:span><text:span text:style-name="T10">DNS</text:span><text:span text:style-name="T11"><text:s/>нам дал<text:s/></text:span><text:span text:style-name="T12">DHCP:</text:span></text:p>
      <text:p text:style-name="P1"><text:span text:style-name="T12">ipconfig/all</text:span></text:p>
      <text:p text:style-name="P2"><draw:frame text:anchor-type="as-char" svg:width="146.47mm" svg:height="74.93mm" style:rel-width="scale" style:rel-height="scale"><draw:object-ole xlink:href="OleObj1"/><draw:image xlink:href="ObjectReplacements/OleObj1"/></draw:frame><text:span text:style-name="T13"/></text:p>
      <text:p text:style-name="P3"><text:span text:style-name="T13">Записываем все значения в блокнот.</text:span></text:p>
      <text:p text:style-name="P4"><text:span text:style-name="T14">2.<text:s/></text:span><text:span text:style-name="T15">Включаем наш ВПН и снова</text:span><text:span text:style-name="T16"><text:s/></text:span><text:span text:style-name="T17">открываем<text:s/></text:span><text:span text:style-name="T18">cmd<text:s/></text:span><text:span text:style-name="T19">и пишем команду:</text:span></text:p>
      <text:p text:style-name="P4"><text:span text:style-name="T20">route print -4</text:span></text:p>
      <text:p text:style-name="P4"><text:span text:style-name="T21">Там будет высвечено 2<text:s/></text:span><text:span text:style-name="T22">default<text:s/></text:span><text:span text:style-name="T23">маршрута для трафика. Начинаются они с<text:s/></text:span><text:span text:style-name="T24">0.0.0.0.</text:span></text:p>
      <text:p text:style-name="P4"><text:span text:style-name="T25">Различить кто есть чей легко. У стандартного Адрес шлюза будет с адресом, который мы записали ранее. У ВПН - отличный от этого значения. </text:span></text:p>
      <text:p text:style-name="P4"><text:span text:style-name="T25">Нужно записать шлюз ВПНа тоже в блокнот.</text:span></text:p>
      <text:p text:style-name="P5"><text:span text:style-name="T26">3</text:span><text:span text:style-name="T27">. Идем в - Панель управления\Все элементы панели управления\Сетевые подключения.</text:span></text:p>
      <text:p text:style-name="P5"><text:span text:style-name="T27">В разных виндах это по разному, главное добраться вот до этого окошка, в общем:</text:span></text:p>
      <text:p text:style-name="P6"><draw:frame text:anchor-type="as-char" svg:width="146.47mm" svg:height="47.63mm" style:rel-width="scale" style:rel-height="scale"><draw:object-ole xlink:href="OleObj2"/><draw:image xlink:href="ObjectReplacements/OleObj2"/></draw:frame><text:span text:style-name="T27"/></text:p>
      <text:p text:style-name="P6"><text:span text:style-name="T27">Находим наш основной адаптер, данные которого мы ранее записали, жмем ПКМ, выбираем "Свойства". Затем "</text:span><text:span text:style-name="T28">IP<text:s/></text:span><text:span text:style-name="T29">версии 4", снова свойства. В появившемся окне убираем галочки с автоматических настроек и прописываем все, что записали ранее.</text:span></text:p>
      <text:p text:style-name="P6"><text:span text:style-name="T29">В итоге должно получится что-то типо такого:</text:span></text:p>
      <text:p text:style-name="P6"><draw:frame text:anchor-type="as-char" svg:width="104.14mm" svg:height="117.90mm" style:rel-width="scale" style:rel-height="scale"><draw:object-ole xlink:href="OleObj3"/><draw:image xlink:href="ObjectReplacements/OleObj3"/></draw:frame><text:span text:style-name="T29"/></text:p>
      <text:p text:style-name="P6"><text:span text:style-name="T29">Если инет работает, поздравляю, ты все сделал как надо, далбич<text:s/></text:span><text:span text:style-name="T30">&lt;3</text:span><text:span text:style-name="T31"><text:s/>Этот мув поможет нам избежать в дальнейшем автоматически создаваемого маршрута всего трафика на шлюз интернета в роутер.</text:span></text:p>
      <text:p text:style-name="P6"><text:span text:style-name="T32">Пробрасываем новые роуты.</text:span></text:p>
      <text:p text:style-name="P6"><text:span text:style-name="T33">1.<text:s/></text:span><text:span text:style-name="T34">Для начала удалим дефолтный маршрут 0.0.0.0</text:span></text:p>
      <text:p text:style-name="P6"><text:span text:style-name="T35">route delete 0.0.0.0 mask 0.0.0.0</text:span></text:p>
      <text:p text:style-name="P6"><text:span text:style-name="T35">2.<text:s/></text:span><text:span text:style-name="T36">Затем добавим новый дефолтный маршрут на шлюз ВПН, который записали ранее:</text:span></text:p>
      <text:p text:style-name="P6"><text:span text:style-name="T37">route add -p 0.0.0.0 mask 0.0.0.0 10.8.0.1 metric 1 if 19</text:span></text:p>
      <text:p text:style-name="P6"><text:span text:style-name="T38">где:</text:span></text:p>
      <text:p text:style-name="P6"><text:span text:style-name="T39">-p<text:s/></text:span><text:span text:style-name="T40">- постоянный маршрут, который будет подрубаться всякий раз при перезагрузки адаптера(а ля компа)</text:span></text:p>
      <text:p text:style-name="P6"><text:span text:style-name="T40">0.0.0.0 - дефолтный айпишник любого трафика, если для адреса не задан какой-либо маршрут</text:span><text:span text:style-name="T41"/></text:p>
      <text:p text:style-name="P6"><text:span text:style-name="T41">10.8.0.1<text:s/></text:span><text:span text:style-name="T42">- Шлюз ВПНа</text:span></text:p>
      <text:p text:style-name="P6"><text:span text:style-name="T43">metric 1<text:s/></text:span><text:span text:style-name="T44">- приоритет, если для одного и того же адреса есть несколько маршрутов в таблице. Но у нас 1, но на всякий случай напишем наивысший приор</text:span></text:p>
      <text:p text:style-name="P6"><text:span text:style-name="T45">if 19</text:span><text:span text:style-name="T46"><text:s/>- номер сетевого интерфейса. Берется из команды<text:s/></text:span><text:span text:style-name="T47">route print -4</text:span><text:span text:style-name="T48"/></text:p>
      <text:p text:style-name="P6"><text:span text:style-name="T49">3.<text:s/></text:span><text:span text:style-name="T50">Теперь создаем маршрут, который будет посылать трафик только на айпи ВПН сервака в интернетный шлюз роутера:</text:span></text:p>
      <text:p text:style-name="P6"><text:span text:style-name="T51">route add -p 78.107.237.245 mask 255.255.255.255 192.168.88.1 metric 2 if 16</text:span></text:p>
      <text:p text:style-name="P6"><text:span text:style-name="T52">где:</text:span></text:p>
      <text:p text:style-name="P6"><text:span text:style-name="T53">192.168.88.1</text:span><text:span text:style-name="T54"><text:s/>- интернетный шлюз, который мы записали вначале гайда.</text:span></text:p>
      <text:p text:style-name="P6"><text:span text:style-name="T54">Поздравляю, иди скорей тестить работу инета с впн и при его отключении, мой юный хацкер!</text:span></text:p>
      <text:p text:style-name="P6"><text:span text:style-name="T54"/></text:p>
      <text:p text:style-name="P6"><text:span text:style-name="T54"/></text:p>
      <text:p text:style-name="P6"><text:span text:style-name="T54"/></text:p>
      <text:p text:style-name="P6"><text:span text:style-name="T54"/></text:p>
      <text:p text:style-name="P6"><text:span text:style-name="T54"/></text:p>
      <text:p text:style-name="P6"><text:span text:style-name="T54"/></text:p>
      <text:p text:style-name="P7"><text:span text:style-name="T54"/></text:p>
      <text:p text:style-name="P7"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